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9.525cm" style:rel-column-width="32768*"/>
    </style:style>
    <style:style style:name="Table1.B" style:family="table-column">
      <style:table-column-properties style:column-width="9.525cm" style:rel-column-width="32767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List_20_Paragraph">
      <style:paragraph-properties fo:margin-left="0cm" fo:margin-right="0.582cm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rsid="0034f229" officeooo:paragraph-rsid="0034f229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solid" style:text-underline-width="auto" style:text-underline-color="font-color" officeooo:paragraph-rsid="0034f229" style:font-name-asian="PMingLiU" style:font-size-asian="12pt" style:language-asian="zh" style:country-asian="TW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none" fo:font-weight="bold" officeooo:rsid="0034f229" officeooo:paragraph-rsid="0034f229" style:font-name-asian="PMingLiU" style:font-size-asian="12pt" style:language-asian="zh" style:country-asian="TW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text-underline-style="none" officeooo:rsid="0034f229" officeooo:paragraph-rsid="0034f229" style:font-name-asian="PMingLiU" style:font-size-asian="12pt" style:language-asian="zh" style:country-asian="TW" style:font-name-complex="Times New Roman1" style:font-size-complex="12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4f229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weight="normal" officeooo:paragraph-rsid="001351e1" style:font-weight-asian="normal" style:font-weight-complex="normal"/>
    </style:style>
    <style:style style:name="P13" style:family="paragraph" style:parent-style-name="Standard">
      <style:paragraph-properties fo:margin-left="10.16cm" fo:margin-right="1.431cm" fo:margin-top="0cm" fo:margin-bottom="0cm" loext:contextual-spacing="false" fo:line-height="100%" fo:text-indent="1.27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4" style:family="paragraph" style:parent-style-name="Standard">
      <style:paragraph-properties fo:margin-left="11.43cm" fo:margin-right="0.584cm" fo:margin-top="0cm" fo:margin-bottom="0cm" loext:contextual-spacing="false" fo:line-height="100%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5" style:family="paragraph" style:parent-style-name="Standard">
      <style:paragraph-properties fo:margin-left="0cm" fo:margin-right="0.584cm" fo:margin-top="0cm" fo:margin-bottom="0cm" loext:contextual-spacing="false" fo:text-indent="0cm" style:auto-text-indent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6" style:family="paragraph" style:parent-style-name="List_20_Paragraph">
      <style:paragraph-properties fo:text-align="center" style:justify-single-word="false"/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P17" style:family="paragraph" style:parent-style-name="List_20_Paragraph">
      <style:paragraph-properties fo:text-align="center" style:justify-single-word="false"/>
      <style:text-properties style:font-name="Times New Roman" fo:font-size="12pt" officeooo:paragraph-rsid="003dfda5" style:font-name-asian="PMingLiU" style:font-size-asian="12pt" style:language-asian="zh" style:country-asian="TW" style:font-name-complex="Times New Roman1" style:font-size-complex="12pt"/>
    </style:style>
    <style:style style:name="P18" style:family="paragraph" style:parent-style-name="List_20_Paragraph">
      <style:paragraph-properties fo:text-align="center" style:justify-single-word="false"/>
      <style:text-properties style:font-name="Times New Roman" fo:font-size="12pt" officeooo:rsid="003fb33b" officeooo:paragraph-rsid="003fb33b" style:font-name-asian="PMingLiU" style:font-size-asian="12pt" style:language-asian="zh" style:country-asian="TW" style:font-name-complex="Times New Roman1" style:font-size-complex="12pt"/>
    </style:style>
    <style:style style:name="P19" style:family="paragraph" style:parent-style-name="List_20_Paragraph">
      <style:paragraph-properties fo:text-align="center" style:justify-single-word="false"/>
      <style:text-properties style:font-name="Times New Roman" fo:font-size="12pt" officeooo:rsid="00410da7" officeooo:paragraph-rsid="00410da7" style:font-name-asian="PMingLiU" style:font-size-asian="12pt" style:language-asian="zh" style:country-asian="TW" style:font-name-complex="Times New Roman1" style:font-size-complex="12pt"/>
    </style:style>
    <style:style style:name="P20" style:family="paragraph" style:parent-style-name="List_20_Paragraph">
      <style:paragraph-properties fo:text-align="center" style:justify-single-word="false"/>
      <style:text-properties officeooo:paragraph-rsid="00410da7"/>
    </style:style>
    <style:style style:name="P21" style:family="paragraph" style:parent-style-name="List_20_Paragraph">
      <style:paragraph-properties fo:margin-left="0cm" fo:margin-right="0.582cm" fo:text-indent="0cm" style:auto-text-indent="false"/>
      <style:text-properties officeooo:paragraph-rsid="0046b298"/>
    </style:style>
    <style:style style:name="P22" style:family="paragraph" style:parent-style-name="List_20_Paragraph">
      <style:paragraph-properties fo:margin-left="0cm" fo:margin-right="0.582cm" fo:text-indent="0cm" style:auto-text-indent="false"/>
      <style:text-properties officeooo:paragraph-rsid="004b40e2"/>
    </style:style>
    <style:style style:name="P23" style:family="paragraph" style:parent-style-name="List_20_Paragraph">
      <style:paragraph-properties fo:margin-left="0cm" fo:margin-right="0.582cm" fo:text-indent="0cm" style:auto-text-indent="false"/>
      <style:text-properties style:font-name="Times New Roman" fo:font-size="12pt" officeooo:paragraph-rsid="0046b298" style:font-name-asian="PMingLiU" style:font-size-asian="12pt" style:language-asian="zh" style:country-asian="TW" style:font-name-complex="Times New Roman1" style:font-size-complex="12pt"/>
    </style:style>
    <style:style style:name="P24" style:family="paragraph" style:parent-style-name="List_20_Paragraph">
      <style:paragraph-properties fo:margin-left="1.27cm" fo:margin-right="0.582cm" fo:text-align="end" style:justify-single-word="false" fo:text-indent="0cm" style:auto-text-indent="false"/>
      <style:text-properties style:font-name="Times New Roman" fo:font-size="12pt" officeooo:paragraph-rsid="004b40e2" style:font-name-asian="PMingLiU" style:font-size-asian="12pt" style:language-asian="zh" style:country-asian="TW" style:font-name-complex="Times New Roman1" style:font-size-complex="12pt"/>
    </style:style>
    <style:style style:name="P25" style:family="paragraph" style:parent-style-name="Table_20_Contents">
      <style:text-properties style:font-name="Times New Roman" fo:font-size="12pt" style:font-name-asian="PMingLiU" style:font-size-asian="12pt" style:font-name-complex="Times New Roman1" style:font-size-complex="12pt"/>
    </style:style>
    <style:style style:name="P26" style:family="paragraph" style:parent-style-name="Standard" style:master-page-name="Standard">
      <style:paragraph-properties fo:margin-left="0cm" fo:margin-right="0cm" fo:margin-top="0cm" fo:margin-bottom="0cm" loext:contextual-spacing="false" fo:text-indent="0cm" style:auto-text-indent="false" style:page-number="auto"/>
      <style:text-properties style:font-name="Times New Roman" fo:font-size="12pt" officeooo:paragraph-rsid="001351e1" style:font-name-asian="PMingLiU" style:font-size-asian="12pt" style:language-asian="zh" style:country-asian="TW" style:font-name-complex="Times New Roman1" style:font-size-complex="12pt"/>
    </style:style>
    <style:style style:name="P27" style:family="paragraph" style:parent-style-name="List_20_Paragraph">
      <style:paragraph-properties fo:text-align="center" style:justify-single-word="false"/>
      <style:text-properties style:font-name="Times New Roman" fo:font-size="12pt" officeooo:rsid="005abb99" officeooo:paragraph-rsid="003fb33b" style:font-name-asian="PMingLiU" style:font-size-asian="12pt" style:language-asian="zh" style:country-asian="TW" style:font-name-complex="Times New Roman1" style:font-size-complex="12pt"/>
    </style:style>
    <style:style style:name="T1" style:family="text">
      <style:text-properties style:font-name="Times New Roman" fo:font-size="12pt" fo:font-weight="bold" officeooo:rsid="0034f229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officeooo:rsid="00534b6e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141361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34f229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390378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9f600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56c717" style:font-size-asian="12pt" style:font-name-complex="Times New Roman1" style:font-size-complex="12pt"/>
    </style:style>
    <style:style style:name="T9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10" style:family="text">
      <style:text-properties style:font-name="Times New Roman" fo:font-size="12pt" style:text-underline-style="solid" style:text-underline-width="auto" style:text-underline-color="font-color" officeooo:rsid="002de20c" style:font-size-asian="12pt" style:font-name-complex="Times New Roman1" style:font-size-complex="12pt"/>
    </style:style>
    <style:style style:name="T11" style:family="text">
      <style:text-properties style:font-name="Times New Roman" fo:font-size="12pt" style:text-underline-style="solid" style:text-underline-width="auto" style:text-underline-color="font-color" style:font-name-asian="PMingLiU" style:font-size-asian="12pt" style:language-asian="zh" style:country-asian="TW" style:font-name-complex="Times New Roman1" style:font-size-complex="12pt"/>
    </style:style>
    <style:style style:name="T12" style:family="text">
      <style:text-properties style:font-name="Times New Roman" fo:font-size="12pt" style:text-underline-style="solid" style:text-underline-width="auto" style:text-underline-color="font-color" officeooo:rsid="00141361" style:font-name-asian="PMingLiU" style:font-size-asian="12pt" style:language-asian="zh" style:country-asian="TW" style:font-name-complex="Times New Roman1" style:font-size-complex="12pt"/>
    </style:style>
    <style:style style:name="T13" style:family="text">
      <style:text-properties style:font-name="Times New Roman" fo:font-size="12pt" style:text-underline-style="solid" style:text-underline-width="auto" style:text-underline-color="font-color" officeooo:rsid="0021731b" style:font-name-asian="PMingLiU" style:font-size-asian="12pt" style:language-asian="zh" style:country-asian="TW" style:font-name-complex="Times New Roman1" style:font-size-complex="12pt"/>
    </style:style>
    <style:style style:name="T14" style:family="text">
      <style:text-properties style:font-name="Times New Roman" fo:font-size="12pt" style:text-underline-style="solid" style:text-underline-width="auto" style:text-underline-color="font-color" officeooo:rsid="0022468a" style:font-name-asian="PMingLiU" style:font-size-asian="12pt" style:language-asian="zh" style:country-asian="TW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officeooo:rsid="003a6822" style:font-name-asian="PMingLiU" style:font-size-asian="12pt" style:language-asian="zh" style:country-asian="TW" style:font-name-complex="Times New Roman1" style:font-size-complex="12pt"/>
    </style:style>
    <style:style style:name="T16" style:family="text">
      <style:text-properties style:font-name="Times New Roman" fo:font-size="12pt" style:text-underline-style="solid" style:text-underline-width="auto" style:text-underline-color="font-color" officeooo:rsid="00425c7a" style:font-name-asian="PMingLiU" style:font-size-asian="12pt" style:language-asian="zh" style:country-asian="TW" style:font-name-complex="Times New Roman1" style:font-size-complex="12pt"/>
    </style:style>
    <style:style style:name="T17" style:family="text">
      <style:text-properties style:font-name="Times New Roman" fo:font-size="12pt" style:font-name-asian="PMingLiU" style:font-size-asian="12pt" style:language-asian="zh" style:country-asian="TW" style:font-name-complex="Times New Roman1" style:font-size-complex="12pt"/>
    </style:style>
    <style:style style:name="T18" style:family="text">
      <style:text-properties style:font-name="Times New Roman" fo:font-size="12pt" officeooo:rsid="001351e1" style:font-name-asian="PMingLiU" style:font-size-asian="12pt" style:language-asian="zh" style:country-asian="TW" style:font-name-complex="Times New Roman1" style:font-size-complex="12pt"/>
    </style:style>
    <style:style style:name="T19" style:family="text">
      <style:text-properties style:font-name="Times New Roman" fo:font-size="12pt" officeooo:rsid="0012ce27" style:font-name-asian="PMingLiU" style:font-size-asian="12pt" style:language-asian="zh" style:country-asian="TW" style:font-name-complex="Times New Roman1" style:font-size-complex="12pt"/>
    </style:style>
    <style:style style:name="T20" style:family="text">
      <style:text-properties style:font-name="Times New Roman" fo:font-size="12pt" officeooo:rsid="0021731b" style:font-name-asian="PMingLiU" style:font-size-asian="12pt" style:language-asian="zh" style:country-asian="TW" style:font-name-complex="Times New Roman1" style:font-size-complex="12pt"/>
    </style:style>
    <style:style style:name="T21" style:family="text">
      <style:text-properties style:font-name="Times New Roman" fo:font-size="12pt" officeooo:rsid="002d0a7c" style:font-name-asian="PMingLiU" style:font-size-asian="12pt" style:language-asian="zh" style:country-asian="TW" style:font-name-complex="Times New Roman1" style:font-size-complex="12pt"/>
    </style:style>
    <style:style style:name="T22" style:family="text">
      <style:text-properties style:font-name="Times New Roman" fo:font-size="12pt" officeooo:rsid="003fb33b" style:font-name-asian="PMingLiU" style:font-size-asian="12pt" style:language-asian="zh" style:country-asian="TW" style:font-name-complex="Times New Roman1" style:font-size-complex="12pt"/>
    </style:style>
    <style:style style:name="T23" style:family="text">
      <style:text-properties style:font-name="Times New Roman" fo:font-size="12pt" officeooo:rsid="00410da7" style:font-name-asian="PMingLiU" style:font-size-asian="12pt" style:language-asian="zh" style:country-asian="TW" style:font-name-complex="Times New Roman1" style:font-size-complex="12pt"/>
    </style:style>
    <style:style style:name="T24" style:family="text">
      <style:text-properties style:font-name="Times New Roman" fo:font-size="12pt" officeooo:rsid="0045f4da" style:font-name-asian="PMingLiU" style:font-size-asian="12pt" style:language-asian="zh" style:country-asian="TW" style:font-name-complex="Times New Roman1" style:font-size-complex="12pt"/>
    </style:style>
    <style:style style:name="T25" style:family="text">
      <style:text-properties style:font-name="Times New Roman" fo:font-size="12pt" officeooo:rsid="0046b298" style:font-name-asian="PMingLiU" style:font-size-asian="12pt" style:language-asian="zh" style:country-asian="TW" style:font-name-complex="Times New Roman1" style:font-size-complex="12pt"/>
    </style:style>
    <style:style style:name="T26" style:family="text">
      <style:text-properties style:font-name="Times New Roman" fo:font-size="12pt" officeooo:rsid="0048132a" style:font-name-asian="PMingLiU" style:font-size-asian="12pt" style:language-asian="zh" style:country-asian="TW" style:font-name-complex="Times New Roman1" style:font-size-complex="12pt"/>
    </style:style>
    <style:style style:name="T27" style:family="text">
      <style:text-properties style:font-name="Times New Roman" fo:font-size="12pt" officeooo:rsid="004d7ff4" style:font-name-asian="PMingLiU" style:font-size-asian="12pt" style:language-asian="zh" style:country-asian="TW" style:font-name-complex="Times New Roman1" style:font-size-complex="12pt"/>
    </style:style>
    <style:style style:name="T28" style:family="text">
      <style:text-properties style:font-name="Times New Roman" fo:font-size="12pt" officeooo:rsid="00502920" style:font-name-asian="PMingLiU" style:font-size-asian="12pt" style:language-asian="zh" style:country-asian="TW" style:font-name-complex="Times New Roman1" style:font-size-complex="12pt"/>
    </style:style>
    <style:style style:name="T29" style:family="text">
      <style:text-properties style:font-name="Times New Roman" fo:font-size="12pt" officeooo:rsid="00522474" style:font-name-asian="PMingLiU" style:font-size-asian="12pt" style:language-asian="zh" style:country-asian="TW" style:font-name-complex="Times New Roman1" style:font-size-complex="12pt"/>
    </style:style>
    <style:style style:name="T30" style:family="text">
      <style:text-properties style:font-name="Times New Roman" fo:font-size="12pt" style:text-underline-style="none" officeooo:rsid="0034f229" style:font-name-asian="PMingLiU" style:font-size-asian="12pt" style:language-asian="zh" style:country-asian="TW" style:font-name-complex="Times New Roman1" style:font-size-complex="12pt"/>
    </style:style>
    <style:style style:name="T31" style:family="text">
      <style:text-properties style:font-name="Times New Roman" fo:font-size="12pt" style:text-underline-style="none" fo:font-weight="bold" officeooo:rsid="0034f229" style:font-name-asian="PMingLiU" style:font-size-asian="12pt" style:language-asian="zh" style:country-asian="TW" style:font-weight-asian="bold" style:font-name-complex="Times New Roman1" style:font-size-complex="12pt" style:font-weight-complex="bold"/>
    </style:style>
    <style:style style:name="T32" style:family="text">
      <style:text-properties style:font-name="Times New Roman" fo:font-size="12pt" style:text-underline-style="none" fo:font-weight="bold" officeooo:rsid="0039f600" style:font-name-asian="PMingLiU" style:font-size-asian="12pt" style:language-asian="zh" style:country-asian="TW" style:font-weight-asian="bold" style:font-name-complex="Times New Roman1" style:font-size-complex="12pt" style:font-weight-complex="bold"/>
    </style:style>
    <style:style style:name="T33" style:family="text">
      <style:text-properties style:text-position="super 58%" style:font-name="Times New Roman" fo:font-size="12pt" officeooo:rsid="0034f229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EPUBLIC OF THE PHILIPPINES)</text:p>
      <text:p text:style-name="P12"><text:span text:style-name="T18">MARIKINA CITY</text:span><text:span text:style-name="T19"><text:tab/><text:tab/><text:tab/><text:tab/></text:span><text:span text:style-name="T18">)</text:span><text:span text:style-name="T19">S.S.</text:span></text:p>
      <text:p text:style-name="P10"/>
      <text:p text:style-name="P3">PROPERTY OWNER’S CONSENT</text:p>
      <text:p text:style-name="P2"/>
      <text:p text:style-name="P9"><text:bookmark-start text:name="__DdeLink__207_186803825"/><text:span text:style-name="T3"><text:tab/>I, </text:span><text:span text:style-name="T2">SYSON, MICHAEL B.</text:span><text:span text:style-name="T3">, of legal age, </text:span><text:span text:style-name="T4">Filipino, </text:span><text:span text:style-name="T3">being the </text:span><text:span text:style-name="T5">Business Owner of USBONG I.T. SOLUTIONS (“USBONG”), </text:span><text:span text:style-name="T7">with </text:span><text:span text:style-name="T6">Department of Trade and Industry (DTI) </text:span><text:span text:style-name="T7">Business Name No. </text:span><text:span text:style-name="T6">30</text:span><text:span text:style-name="T5">96709, </text:span><text:span text:style-name="T7">recei</text:span><text:span text:style-name="T5">ve </text:span><text:span text:style-name="T7">this written </text:span><text:span text:style-name="T5">consent from </text:span><text:bookmark-start text:name="__DdeLink__292_2425721993"/><text:span text:style-name="T1">______________</text:span><text:bookmark-end text:name="__DdeLink__292_2425721993"/><text:span text:style-name="T5">, the Property Owner, to use without Rental </text:span><text:span text:style-name="T8">F</text:span><text:span text:style-name="T5">ee, the office space on the 2</text:span><text:span text:style-name="T33">nd</text:span><text:span text:style-name="T5"> floor at </text:span><text:span text:style-name="T10">No. </text:span><text:span text:style-name="T9">2 E. Manalo (formerly, E. Rodriguez) Ave.,</text:span><text:bookmark text:name="_GoBack"/><text:span text:style-name="T9"> Sto. </text:span><text:span text:style-name="T11">Niño, Marikina City, 18</text:span><text:span text:style-name="T12">2</text:span><text:span text:style-name="T11">0, Philippines.</text:span></text:p>
      <text:p text:style-name="P4"><text:bookmark-end text:name="__DdeLink__207_186803825"/></text:p>
      <text:p text:style-name="P6">Additional Details:</text:p>
      <text:p text:style-name="P9"><text:span text:style-name="T32">Nature of Business</text:span><text:span text:style-name="T31">:</text:span><text:span text:style-name="T30"> INFORMATION TECHNOLOGY; COMPUTER SERVICES</text:span></text:p>
      <text:p text:style-name="P9"><text:span text:style-name="T32">Area Used in Business</text:span><text:span text:style-name="T31">: </text:span><text:span text:style-name="T30">25 SQ. M.</text:span></text:p>
      <text:p text:style-name="P7"/>
      <text:p text:style-name="P11"><text:span text:style-name="T17">That all matters set forth </text:span><text:span text:style-name="T20">here </text:span><text:span text:style-name="T17">have been made in good faith, duly verified by </text:span><text:span text:style-name="T29">us</text:span><text:span text:style-name="T17"> and to the best of </text:span><text:span text:style-name="T29">our </text:span><text:span text:style-name="T17">knowledge and belief, are true and correct.</text:span></text:p>
      <text:p text:style-name="P5"/>
      <text:p text:style-name="P8"><text:span text:style-name="T17">IN WITNESS WHEREOF, </text:span><text:span text:style-name="T28">we</text:span><text:span text:style-name="T17"> have hereunto set </text:span><text:span text:style-name="T29">our </text:span><text:span text:style-name="T17">hand</text:span><text:span text:style-name="T29">s</text:span><text:span text:style-name="T17"> this __ day of </text:span><text:span text:style-name="T15">August</text:span><text:span text:style-name="T17"> of </text:span><text:span text:style-name="T11">20</text:span><text:span text:style-name="T13">21</text:span><text:span text:style-name="T17">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5"/>
            <text:p text:style-name="P17"><text:bookmark-start text:name="__DdeLink__214_186803825"/>_____________________________<text:bookmark-end text:name="__DdeLink__214_186803825"/></text:p>
            <text:p text:style-name="P20"><text:span text:style-name="T22">SYSON, </text:span><text:span text:style-name="T23">MICHAEL B.</text:span></text:p>
            <text:p text:style-name="P19">BUSINESS OWNER: <text:s/>USBONG</text:p>
          </table:table-cell>
          <table:table-cell table:style-name="Table1.A1" office:value-type="string">
            <text:p text:style-name="P25"/>
            <text:p text:style-name="P17">_____________________________</text:p>
            <text:p text:style-name="P27">&lt;COMPLETE NAME&gt;<text:bookmark-start text:name="__DdeLink__216_186803825"/></text:p>
            <text:p text:style-name="P18">PROPERTY OWNER<text:bookmark-end text:name="__DdeLink__216_186803825"/></text:p>
          </table:table-cell>
        </table:table-row>
      </table:table>
      <text:p text:style-name="P16"/>
      <text:p text:style-name="P21"><text:span text:style-name="T17">Subscribed and sworn to before me in </text:span><text:span text:style-name="T11">Marikina City</text:span><text:span text:style-name="T17">, on this ___ day of </text:span><text:span text:style-name="T16">August </text:span><text:span text:style-name="T11">20</text:span><text:span text:style-name="T14">21</text:span><text:span text:style-name="T17">, affiant</text:span><text:span text:style-name="T25">s</text:span><text:span text:style-name="T24"> </text:span><text:span text:style-name="T17">exhibit</text:span><text:span text:style-name="T25">ing</text:span><text:span text:style-name="T17"> t</text:span><text:span text:style-name="T26">o me </text:span><text:span text:style-name="T25">their Philippine government-issued Identification Cards:</text:span></text:p>
      <text:p text:style-name="P23"/>
      <text:p text:style-name="P21"><text:bookmark-start text:name="__DdeLink__218_186803825"/><text:span text:style-name="T25">SYSON, MICHAEL B.: <text:s/></text:span><text:span text:style-name="T21">Unified Multi-purpose Identification (</text:span><text:span text:style-name="T17">ID</text:span><text:span text:style-name="T21">)</text:span><text:span text:style-name="T17"> </text:span><text:span text:style-name="T21">Card with ID </text:span><text:span text:style-name="T17">No. _______________</text:span></text:p>
      <text:p text:style-name="P23"/>
      <text:p text:style-name="P22"><text:span text:style-name="T25">___________________: <text:s/></text:span><text:span text:style-name="T27">Driver’s License</text:span><text:span text:style-name="T21"> Identification (</text:span><text:span text:style-name="T17">ID</text:span><text:span text:style-name="T21">)</text:span><text:span text:style-name="T17"> </text:span><text:span text:style-name="T21">Card with ID </text:span><text:span text:style-name="T17">No. _______________</text:span></text:p>
      <text:p text:style-name="P24"><text:bookmark-end text:name="__DdeLink__218_186803825"/></text:p>
      <text:p text:style-name="P13">NOTARY PUBLIC</text:p>
      <text:p text:style-name="P14">My commission expires on __________</text:p>
      <text:p text:style-name="P14">Commission serial no. ______________</text:p>
      <text:p text:style-name="P14">Place of commission________________</text:p>
      <text:p text:style-name="P14">Office address_____________________</text:p>
      <text:p text:style-name="P14">Roll No. ___________ IBP No. _______</text:p>
      <text:p text:style-name="P14">PTR No. ____ Place ______ Date______</text:p>
      <text:p text:style-name="P1"/>
      <text:p text:style-name="P15">Doc. No. ___________;</text:p>
      <text:p text:style-name="P15">Page No. ___________;</text:p>
      <text:p text:style-name="P15">Book No. __________ ;</text:p>
      <text:p text:style-name="P15">Series of ___________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PH" style:letter-kerning="false" style:font-name-asian="ＭＳ 明朝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el B. Syson</meta:initial-creator>
    <meta:editing-cycles>67</meta:editing-cycles>
    <meta:creation-date>2018-11-07T12:17:00</meta:creation-date>
    <dc:date>2021-08-13T16:06:17.490803293</dc:date>
    <meta:editing-duration>PT1H9M14S</meta:editing-duration>
    <meta:generator>LibreOffice/6.4.6.2$Linux_X86_64 LibreOffice_project/40$Build-2</meta:generator>
    <meta:document-statistic meta:table-count="1" meta:image-count="0" meta:object-count="0" meta:page-count="1" meta:paragraph-count="29" meta:word-count="235" meta:character-count="1609" meta:non-whitespace-character-count="13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